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046" officeooo:paragraph-rsid="001870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elete Columns :</text:p>
      <text:p text:style-name="P1"><text:tab/>We have deleted two rows mainly ID and the conformation name..</text:p>
      <text:p text:style-name="P1"><text:tab/>Conformation name of every molecule is unique that’s why we can remove them</text:p>
      <text:p text:style-name="P1"/>
      <text:p text:style-name="P1">2. Pre-processing using Feature Scaling</text:p>
      <text:p text:style-name="P1"/>
      <text:p text:style-name="P1">3. Converting the Categorical data to Dummy Variables</text:p>
      <text:p text:style-name="P1"><text:tab/>Molecule_name is a categorical data so we convert them to dummy variables..</text:p>
      <text:p text:style-name="P1"/>
      <text:p text:style-name="P1">4. Splitting the data to into 80:20 ratio</text:p>
      <text:p text:style-name="P1"/>
      <text:p text:style-name="P1">5. Calculating Classification Report of the model (Logistic Regression)</text:p>
      <text:p text:style-name="P1"/>
      <text:p text:style-name="P1">6. <text:s/>Prediction using the input molecule_name whether it’s belongs to Musk or Non-Musk</text:p>
      <text:p text:style-name="P1"/>
      <text:p text:style-name="P1">7. Plotting the countplot of the predi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5:40:08.361560747</meta:creation-date>
    <dc:date>2020-06-27T15:46:26.670577375</dc:date>
    <meta:editing-duration>PT6M19S</meta:editing-duration>
    <meta:editing-cycles>1</meta:editing-cycles>
    <meta:document-statistic meta:table-count="0" meta:image-count="0" meta:object-count="0" meta:page-count="1" meta:paragraph-count="10" meta:word-count="90" meta:character-count="566" meta:non-whitespace-character-count="482"/>
    <meta:generator>LibreOffice/6.4.2.2$Linux_X86_64 LibreOffice_project/40$Build-2</meta:generator>
  </office:meta>
</office:document-meta>
</file>